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e6e" officeooo:paragraph-rsid="00185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it command</text:p>
      <text:p text:style-name="P1"><text:s/></text:p>
      <text:p text:style-name="P1">simplest method of error dectecting. This is a lenear block code in parity checking extra parity bit is added along with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42:07.284673124</meta:creation-date>
    <dc:date>2020-01-31T15:43:29.762401115</dc:date>
    <meta:editing-duration>P0D</meta:editing-duration>
    <meta:editing-cycles>1</meta:editing-cycles>
    <meta:document-statistic meta:table-count="0" meta:image-count="0" meta:object-count="0" meta:page-count="1" meta:paragraph-count="3" meta:word-count="24" meta:character-count="138" meta:non-whitespace-character-count="115"/>
    <meta:generator>LibreOffice/4.2.8.2$Linux_x86 LibreOffice_project/420m0$Build-2</meta:generator>
  </office:meta>
</office:document-meta>
</file>